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7700000038D539615F936B4E32.png" manifest:media-type="image/png"/>
  <manifest:file-entry manifest:full-path="Pictures/10000201000004790000003FA4216BE6740C6DCD.png" manifest:media-type="image/png"/>
  <manifest:file-entry manifest:full-path="Pictures/1000020100000472000000368EE1C9E17FF23813.png" manifest:media-type="image/png"/>
  <manifest:file-entry manifest:full-path="Pictures/100002010000047200000039CFD731E52A8B82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26ae" officeooo:paragraph-rsid="001226ae"/>
    </style:style>
    <style:style style:name="P2" style:family="paragraph" style:parent-style-name="Standard">
      <style:text-properties officeooo:rsid="001226ae" officeooo:paragraph-rsid="0012f52a"/>
    </style:style>
    <style:style style:name="P3" style:family="paragraph" style:parent-style-name="Standard">
      <style:text-properties officeooo:rsid="001226ae" officeooo:paragraph-rsid="0013e1f3"/>
    </style:style>
    <style:style style:name="P4" style:family="paragraph" style:parent-style-name="Standard">
      <style:text-properties officeooo:rsid="0012f52a" officeooo:paragraph-rsid="0012f52a"/>
    </style:style>
    <style:style style:name="T1" style:family="text">
      <style:text-properties officeooo:rsid="00125044"/>
    </style:style>
    <style:style style:name="T2" style:family="text">
      <style:text-properties officeooo:rsid="0013e1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 пользователей поиск интенсивность = 10 <text:span text:style-name="T1">яндекс</text:span></text:p>
      <text:p text:style-name="P4"><draw:frame draw:style-name="fr1" draw:name="Изображение2" text:anchor-type="paragraph" svg:width="17cm" svg:height="0.806cm" draw:z-index="1"><draw:image xlink:href="Pictures/1000020100000472000000368EE1C9E17FF23813.png" xlink:type="simple" xlink:show="embed" xlink:actuate="onLoad" loext:mime-type="image/png"/></draw:frame></text:p>
      <text:p text:style-name="P2">100 пользователей поиск интенсивность = 10 <text:span text:style-name="T1">яндекс картинки</text:span></text:p>
      <text:p text:style-name="P2"><draw:frame draw:style-name="fr1" draw:name="Изображение1" text:anchor-type="paragraph" svg:width="17cm" svg:height="0.85cm" draw:z-index="0"><draw:image xlink:href="Pictures/100002010000047200000039CFD731E52A8B8256.png" xlink:type="simple" xlink:show="embed" xlink:actuate="onLoad" loext:mime-type="image/png"/></draw:frame></text:p>
      <text:p text:style-name="P3">10 пользователей поиск интенсивность = 10 <text:span text:style-name="T1">яндекс</text:span></text:p>
      <text:p text:style-name="P1"><draw:frame draw:style-name="fr1" draw:name="Изображение3" text:anchor-type="paragraph" svg:width="17cm" svg:height="0.935cm" draw:z-index="2"><draw:image xlink:href="Pictures/10000201000004790000003FA4216BE6740C6DCD.png" xlink:type="simple" xlink:show="embed" xlink:actuate="onLoad" loext:mime-type="image/png"/></draw:frame></text:p>
      <text:p text:style-name="P3"><draw:frame draw:style-name="fr2" draw:name="Изображение4" text:anchor-type="paragraph" svg:x="-0.109cm" svg:y="0.771cm" svg:width="17cm" svg:height="0.833cm" draw:z-index="3"><draw:image xlink:href="Pictures/100002010000047700000038D539615F936B4E32.png" xlink:type="simple" xlink:show="embed" xlink:actuate="onLoad" loext:mime-type="image/png"/></draw:frame>10 пользователей поиск интенсивность = 10 <text:span text:style-name="T1">яндекс картин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12:20.615869523</meta:creation-date>
    <dc:date>2020-04-05T21:54:12.350741069</dc:date>
    <meta:editing-duration>PT7S</meta:editing-duration>
    <meta:editing-cycles>1</meta:editing-cycles>
    <meta:document-statistic meta:table-count="0" meta:image-count="4" meta:object-count="0" meta:page-count="1" meta:paragraph-count="4" meta:word-count="30" meta:character-count="212" meta:non-whitespace-character-count="186"/>
    <meta:generator>LibreOffice/6.0.7.3$Linux_X86_64 LibreOffice_project/00m0$Build-3</meta:generator>
  </office:meta>
</office:document-meta>
</file>